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063in"/>
    </style:style>
    <style:style style:name="co3" style:family="table-column">
      <style:table-column-properties fo:break-before="auto" style:column-width="2.5618in"/>
    </style:style>
    <style:style style:name="co4" style:family="table-column">
      <style:table-column-properties fo:break-before="auto" style:column-width="3.5535in"/>
    </style:style>
    <style:style style:name="co6" style:family="table-column">
      <style:table-column-properties fo:break-before="auto" style:column-width="2.7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2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office:value-type="string">
            <text:p>FCC</text:p>
          </table:table-cell>
          <table:table-cell office:value-type="string">
            <text:p>ECC</text:p>
          </table:table-cell>
          <table:table-cell office:value-type="string">
            <text:p>ofcom</text:p>
          </table:table-cell>
          <table:table-cell office:value-type="string">
            <text:p>IEEE 802.22</text:p>
          </table:table-cell>
        </table:table-row>
        <table:table-row table:style-name="ro2">
          <table:table-cell office:value-type="string">
            <text:p>target spectrum range (certain channels in between are excluded)</text:p>
          </table:table-cell>
          <table:table-cell office:value-type="string">
            <text:p>54-698 MHz </text:p>
          </table:table-cell>
          <table:table-cell office:value-type="string">
            <text:p>470-790 MHz</text:p>
          </table:table-cell>
          <table:table-cell office:value-type="string">
            <text:p>470 - 790 MHz</text:p>
          </table:table-cell>
          <table:table-cell office:value-type="string">
            <text:p>54 – 862 MHz</text:p>
          </table:table-cell>
        </table:table-row>
        <table:table-row table:style-name="ro2">
          <table:table-cell office:value-type="string">
            <text:p>types of WSDs</text:p>
          </table:table-cell>
          <table:table-cell office:value-type="string">
            <text:p>Fixed/portable, master/slave</text:p>
          </table:table-cell>
          <table:table-cell table:number-columns-repeated="2" office:value-type="string">
            <text:p>master/slave</text:p>
          </table:table-cell>
          <table:table-cell office:value-type="string">
            <text:p>BS/CPE</text:p>
          </table:table-cell>
        </table:table-row>
        <table:table-row table:style-name="ro3">
          <table:table-cell office:value-type="string">
            <text:p>maximum permissible power of WSDs</text:p>
          </table:table-cell>
          <table:table-cell office:value-type="string">
            <text:p>fixed: 30dBm; portable: 16dBm-20dBm</text:p>
          </table:table-cell>
          <table:table-cell table:number-columns-repeated="2" office:value-type="string">
            <text:p>According to location</text:p>
          </table:table-cell>
          <table:table-cell/>
        </table:table-row>
        <table:table-row table:style-name="ro2">
          <table:table-cell office:value-type="string">
            <text:p>criterion for the transmission power as to protect the DTT receiver</text:p>
          </table:table-cell>
          <table:table-cell office:value-type="string">
            <text:p>power level at the protected contour</text:p>
          </table:table-cell>
          <table:table-cell office:value-type="string">
            <text:p>maximal degradation of location probability (e.g. 01.%)</text:p>
          </table:table-cell>
          <table:table-cell office:value-type="string">
            <text:p>maximal likelihood that the rise in the noise plus interference floor exceeds 1 dB at the edge of DTT coverage (e.g. 10%)</text:p>
          </table:table-cell>
          <table:table-cell/>
        </table:table-row>
        <table:table-row table:style-name="ro2">
          <table:table-cell office:value-type="string">
            <text:p>database requirement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string">
            <text:p>Translation from WSD's location to frequency availability happens in</text:p>
          </table:table-cell>
          <table:table-cell office:value-type="string">
            <text:p>regulatory body</text:p>
          </table:table-cell>
          <table:table-cell office:value-type="string">
            <text:p>database</text:p>
          </table:table-cell>
          <table:table-cell office:value-type="string">
            <text:p>Not defined</text:p>
          </table:table-cell>
          <table:table-cell/>
        </table:table-row>
        <table:table-row table:style-name="ro2">
          <table:table-cell office:value-type="string">
            <text:p>sensing ability required</text:p>
          </table:table-cell>
          <table:table-cell office:value-type="string">
            <text:p>No</text:p>
          </table:table-cell>
          <table:table-cell office:value-type="string">
            <text:p>No, but recommended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string">
            <text:p>Frequency for WSD to update available channel and power</text:p>
          </table:table-cell>
          <table:table-cell office:value-type="string">
            <text:p>24 hours</text:p>
          </table:table-cell>
          <table:table-cell table:number-columns-repeated="2" office:value-type="string">
            <text:p>2 hours</text:p>
          </table:table-cell>
          <table:table-cell/>
        </table:table-row>
        <table:table-row table:style-name="ro2">
          <table:table-cell office:value-type="string">
            <text:p>information provided by the database to WSD</text:p>
          </table:table-cell>
          <table:table-cell office:value-type="string">
            <text:p>list of channels</text:p>
          </table:table-cell>
          <table:table-cell table:number-columns-repeated="2" office:value-type="string">
            <text:p>list of channels and corresponding transmission power</text:p>
          </table:table-cell>
          <table:table-cell/>
        </table:table-row>
        <table:table-row table:style-name="ro2">
          <table:table-cell office:value-type="string">
            <text:p>frequency of update due to the change of WSDs</text:p>
          </table:table-cell>
          <table:table-cell table:number-columns-repeated="2" office:value-type="string">
            <text:p>--</text:p>
          </table:table-cell>
          <table:table-cell office:value-type="string">
            <text:p>24 hours</text:p>
          </table:table-cell>
          <table:table-cell/>
        </table:table-row>
        <table:table-row table:style-name="ro2">
          <table:table-cell office:value-type="string">
            <text:p>information provided to the database before a WSD operates</text:p>
          </table:table-cell>
          <table:table-cell office:value-type="string">
            <text:p>location</text:p>
          </table:table-cell>
          <table:table-cell office:value-type="string">
            <text:p>location and equipment types</text:p>
          </table:table-cell>
          <table:table-cell office:value-type="string">
            <text:p>location</text:p>
          </table:table-cell>
          <table:table-cell/>
        </table:table-row>
        <table:table-row table:style-name="ro2">
          <table:table-cell office:value-type="string">
            <text:p>physical separation from the protected contou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2">
          <table:table-cell office:value-type="string">
            <text:p>Consideration of out of band emissions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 </meta:initial-creator>
    <meta:creation-date>2016-06-02T14:36:55</meta:creation-date>
    <meta:generator>LibreOffice/3.5$Linux_x86 LibreOffice_project/350m1$Build-2</meta:generator>
    <dc:date>2016-06-06T14:06:41</dc:date>
    <dc:creator>di </dc:creator>
    <meta:editing-duration>P1DT8H47M19S</meta:editing-duration>
    <meta:editing-cycles>16</meta:editing-cycles>
    <meta:document-statistic meta:table-count="3" meta:cell-count="58" meta:object-count="0"/>
  </office:meta>
</office:document-meta>
</file>